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language="pt" fo:country="BR" style:font-size-asian="12pt" style:font-size-complex="12pt"/>
    </style:style>
    <style:style style:name="P2" style:family="paragraph" style:parent-style-name="Text_20_body">
      <style:text-properties fo:language="pt" fo:country="BR"/>
    </style:style>
    <style:style style:name="P3" style:family="paragraph" style:parent-style-name="Text_20_body">
      <style:text-properties fo:language="pt" fo:country="BR" officeooo:rsid="002bbd4f" officeooo:paragraph-rsid="001c5fc8"/>
    </style:style>
    <style:style style:name="P4" style:family="paragraph" style:parent-style-name="Title">
      <style:text-properties fo:language="pt" fo:country="BR"/>
    </style:style>
    <style:style style:name="P5" style:family="paragraph" style:parent-style-name="Text_20_body">
      <style:text-properties fo:language="pt" fo:country="BR" officeooo:rsid="001f227a" officeooo:paragraph-rsid="001c5fc8"/>
    </style:style>
    <style:style style:name="P6" style:family="paragraph" style:parent-style-name="Text_20_body" style:list-style-name="L1">
      <style:text-properties style:font-name="Times New Roman" fo:font-size="12pt" fo:language="pt" fo:country="BR" style:font-size-asian="12pt" style:font-size-complex="12pt"/>
    </style:style>
    <style:style style:name="P7" style:family="paragraph" style:parent-style-name="Text_20_body">
      <style:text-properties officeooo:paragraph-rsid="001d18d4"/>
    </style:style>
    <style:style style:name="P8" style:family="paragraph" style:parent-style-name="Text_20_body">
      <style:text-properties officeooo:paragraph-rsid="0023b1f9"/>
    </style:style>
    <style:style style:name="P9" style:family="paragraph" style:parent-style-name="Text_20_body">
      <style:text-properties officeooo:paragraph-rsid="00259994"/>
    </style:style>
    <style:style style:name="P10" style:family="paragraph" style:parent-style-name="Text_20_body">
      <style:text-properties officeooo:paragraph-rsid="00271788"/>
    </style:style>
    <style:style style:name="P11" style:family="paragraph" style:parent-style-name="Heading_20_2">
      <style:text-properties fo:language="pt" fo:country="BR" officeooo:rsid="001cec3f" officeooo:paragraph-rsid="001cec3f"/>
    </style:style>
    <style:style style:name="P12" style:family="paragraph" style:parent-style-name="Heading_20_2">
      <style:text-properties officeooo:rsid="00271788" officeooo:paragraph-rsid="00271788"/>
    </style:style>
    <style:style style:name="P13" style:family="paragraph" style:parent-style-name="Heading_20_1">
      <style:text-properties fo:language="pt" fo:country="BR"/>
    </style:style>
    <style:style style:name="T1" style:family="text">
      <style:text-properties officeooo:rsid="001c5fc8"/>
    </style:style>
    <style:style style:name="T2" style:family="text">
      <style:text-properties officeooo:rsid="002abbb1"/>
    </style:style>
    <style:style style:name="T3" style:family="text">
      <style:text-properties officeooo:rsid="001d614f"/>
    </style:style>
    <style:style style:name="T4" style:family="text">
      <style:text-properties fo:language="pt" fo:country="BR"/>
    </style:style>
    <style:style style:name="T5" style:family="text">
      <style:text-properties fo:language="pt" fo:country="BR" officeooo:rsid="001cec3f"/>
    </style:style>
    <style:style style:name="T6" style:family="text">
      <style:text-properties officeooo:rsid="001e6679"/>
    </style:style>
    <style:style style:name="T7" style:family="text">
      <style:text-properties officeooo:rsid="00205d60"/>
    </style:style>
    <style:style style:name="T8" style:family="text">
      <style:text-properties officeooo:rsid="00218574"/>
    </style:style>
    <style:style style:name="T9" style:family="text">
      <style:text-properties officeooo:rsid="0023b1f9"/>
    </style:style>
    <style:style style:name="T10" style:family="text">
      <style:text-properties officeooo:rsid="00259994"/>
    </style:style>
    <style:style style:name="T11" style:family="text">
      <style:text-properties officeooo:rsid="002717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álise de desempenho de Sistemas Operacionais de Tempo Real</text:p>
      <text:p text:style-name="P2"/>
      <text:p text:style-name="P3">Lista de acrônimos:</text:p>
      <text:p text:style-name="P3"><text:tab/>SOTR – Sistema Operacional de Tempo Real</text:p>
      <text:p text:style-name="P3"><text:tab/>SOPG – Sistema Operacional de Propósito Geral</text:p>
      <text:h text:style-name="P13" text:outline-level="1"><text:span text:style-name="T1">O Banchmark </text:span>Hartstone </text:h>
      <text:p text:style-name="P5">Bibliografia:</text:p>
      <text:list xml:id="list3500607597265091220" text:style-name="L1">
        <text:list-item>
          <text:p text:style-name="P6"><text:span text:style-name="T2">[1]Weiderman, Nelso </text:span>Hartstone: Synthetic Benchmark Requirements for Hard</text:p>
        </text:list-item>
      </text:list>
      <text:p text:style-name="P1">Real-Time Applications. <text:span text:style-name="T1">EUA</text:span>, <text:span text:style-name="T1">1989</text:span>.</text:p>
      <text:h text:style-name="P11" text:outline-level="2">Requisitos <text:span text:style-name="T11">gerais</text:span></text:h>
      <text:p text:style-name="P7"><text:span text:style-name="T4"><text:tab/></text:span><text:span text:style-name="T5">Os requisitos do banchmark hartsone definem uma rigorosa série de testes. Os requerimentos iniciais oferecem uma base para os seguintes. Cada teste em uma série pode ser bem-sucedido, cumprindo com seus prazos de tempo real ou falhar, exceder o tempo de deadline. </text:span></text:p>
      <text:p text:style-name="Text_20_body"><text:tab/><text:span text:style-name="T3">Em primeiro lugar, os requisitos devem ser representativos do problema para o qual foram especificados. As aplicações de tempo real rígido, são caracterizadas por atividades periódicas, atividades aperiódicas geradas por interrupções ou interação do usuário, sincronia entre atividades, acesso a dados compartilhados, mudanças de modo (?) e processamento distribuído. É necessário que um banchmark seja o mais próximo possível das aplicações reais. No entanto, algumas dessas características não serão incorporadas nos requisitos</text:span></text:p>
      <text:p text:style-name="Text_20_body"><text:tab/><text:span text:style-name="T6">Os requisitos crescem em complexidade, ou seja, devem ser implementados do mais simples ao mais complexo.</text:span></text:p>
      <text:p text:style-name="Text_20_body"><text:tab/><text:span text:style-name="T6">Cada série de testes deverá ser estruturada par ater seus requisitos básicos e uma estratégia para levar o sistema a sua capacidade limite em diversos parâmetros. Estes parâmetros podem incluir: carga de processamento, número de atividades periódicas e aperiódicas e a frequência de ativação das tarefas. Cada grupo de testes deve ter um parâmetro chave, que indique a quantidade de trabalho útil realizado durante o teste.</text:span></text:p>
      <text:p text:style-name="Text_20_body"><text:tab/><text:span text:style-name="T6">Cada teste deve verificar sua correção lógica e temporal.</text:span></text:p>
      <text:p text:style-name="Text_20_body"><text:tab/><text:span text:style-name="T7">A modelagem de uma computação adequada a realidade dos sistemas de tempo real garante que, independente de hardware e software, uma quantidade de trabalho igual está sendo executada pelos sistemas testados pelo banchmark. A carga de trabalho deve ser variável para a proximar o benchmark das diferentes tipos de aplicações de tempo real.</text:span></text:p>
      <text:p text:style-name="Text_20_body"><text:tab/><text:span text:style-name="T7">A métrica dos resultados de cada série de testes devem ter uma forma relativa e não absoluta, para que seja possível distinguir os diferentes parâmetros medidos (latência, alternância entre tarefas, sincronia entre tarefas e manipulação de interrupções. É mais importante saber quanto trabalho pode ser executado para um deadline específico do que saber o desempenho bruto do sistema.</text:span></text:p>
      <text:p text:style-name="Text_20_body"><text:soft-page-break/><text:tab/><text:span text:style-name="T8">Existem bons motivos para utilizar Whetstone ou Dhrystone como carga para os experimentos. Eles estão definidos em uma grande variedade de linguagens, a velocidade bruta do hardware e o tempo de execução do sistema podem para derivar a sobrecarga de tempo imposta pelo algoritmo de escalonamento e pela implementação do mesmo. A diferença entre a quantidade de trabalho real e a quantidade de trabalho bruto executado pode indicar quanto tempo foi perdido com bloqueios das tarefas e sobrecargas variadas do sistema.</text:span></text:p>
      <text:p text:style-name="P8"><text:tab/><text:span text:style-name="T9">A execução de milhares de rotinas Whetstone ou Dhrystone podem ser executadas em milissegundos pelas máquinas atuais. Desta forma é possível considerar tarefas que executem mil rotinas Whetstone ou Dhrystone com uma frequência de até 100 Hz.</text:span></text:p>
      <text:p text:style-name="P8"><text:tab/><text:span text:style-name="T9">Os baenchmarks Whetstone ou Dhrystone são aceitos pela comunidade como representantes de uma ampla gama de aplicações computacionais. As rotinas Whetstone tem maior similaridade com aplicações científicas, Dhrystone com programas de sistema.</text:span></text:p>
      <text:p text:style-name="P9"><text:tab/><text:span text:style-name="T10">Hartstone utiliza as rotinas definidas por Whetstone por serem modelos mais próximos dos problemas computacionais de natureza numérica e científica.</text:span></text:p>
      <text:h text:style-name="P12" text:outline-level="2">Requisitos específicos</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1M26S</meta:editing-duration>
    <meta:editing-cycles>10</meta:editing-cycles>
    <meta:generator>LibreOffice/5.1.1.3$Windows_X86_64 LibreOffice_project/89f508ef3ecebd2cfb8e1def0f0ba9a803b88a6d</meta:generator>
    <dc:date>2017-10-28T17:01:18.878000000</dc:date>
    <meta:document-statistic meta:table-count="0" meta:image-count="0" meta:object-count="0" meta:page-count="2" meta:paragraph-count="21" meta:word-count="534" meta:character-count="3611" meta:non-whitespace-character-count="3085"/>
    <meta:user-defined meta:name="Info 1"/>
    <meta:user-defined meta:name="Info 2"/>
    <meta:user-defined meta:name="Info 3"/>
    <meta:user-defined meta:name="Info 4"/>
  </office:meta>
</office:document-meta>
</file>